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color="#000000" fo:font-size="24pt" fo:language="sk" fo:country="SK" style:font-size-asian="24pt" style:font-size-complex="24pt"/>
    </style:style>
    <style:style style:name="P2" style:family="paragraph" style:parent-style-name="Title">
      <style:paragraph-properties fo:text-align="center" style:justify-single-word="false"/>
      <style:text-properties fo:color="#000000" fo:font-size="24pt" fo:language="sk" fo:country="SK" style:font-size-asian="24pt" style:font-size-complex="24pt"/>
    </style:style>
    <style:style style:name="P3" style:family="paragraph" style:parent-style-name="Text_20_body" style:list-style-name="L1">
      <style:text-properties fo:color="#000000" fo:language="sk" fo:country="SK"/>
    </style:style>
    <style:style style:name="P4" style:family="paragraph" style:parent-style-name="Text_20_body" style:list-style-name="L2">
      <style:text-properties fo:color="#000000" fo:language="sk" fo:country="SK"/>
    </style:style>
    <style:style style:name="P5" style:family="paragraph" style:parent-style-name="Text_20_body" style:list-style-name="L3">
      <style:text-properties fo:color="#000000" fo:language="sk" fo:country="SK"/>
    </style:style>
    <style:style style:name="P6" style:family="paragraph" style:parent-style-name="Text_20_body" style:list-style-name="L4">
      <style:text-properties fo:color="#000000" fo:language="sk" fo:country="SK"/>
    </style:style>
    <style:style style:name="P7" style:family="paragraph" style:parent-style-name="Text_20_body" style:list-style-name="L6">
      <style:text-properties fo:color="#000000" fo:language="sk" fo:country="SK"/>
    </style:style>
    <style:style style:name="P8" style:family="paragraph" style:parent-style-name="Text_20_body" style:list-style-name="L7">
      <style:text-properties fo:color="#000000" fo:language="sk" fo:country="SK"/>
    </style:style>
    <style:style style:name="P9" style:family="paragraph" style:parent-style-name="Text_20_body" style:list-style-name="L5">
      <style:text-properties fo:color="#000000"/>
    </style:style>
    <style:style style:name="P10" style:family="paragraph" style:parent-style-name="Text_20_body" style:list-style-name="L6">
      <style:text-properties fo:color="#000000"/>
    </style:style>
    <style:style style:name="P11" style:family="paragraph" style:parent-style-name="Text_20_body" style:list-style-name="L4"/>
    <style:style style:name="P12" style:family="paragraph" style:parent-style-name="Text_20_body" style:list-style-name="L7"/>
    <style:style style:name="P13" style:family="paragraph" style:parent-style-name="Heading_20_1">
      <style:text-properties fo:color="#000000" fo:language="sk" fo:country="SK"/>
    </style:style>
    <style:style style:name="P14" style:family="paragraph" style:parent-style-name="Heading_20_2">
      <style:text-properties fo:color="#000000"/>
    </style:style>
    <style:style style:name="P15" style:family="paragraph" style:parent-style-name="Heading_20_2">
      <style:text-properties fo:color="#000000" fo:language="sk" fo:country="SK"/>
    </style:style>
    <style:style style:name="P16" style:family="paragraph" style:parent-style-name="Heading_20_3" style:list-style-name="L2">
      <style:text-properties fo:color="#000000" fo:language="sk" fo:country="SK" fo:background-color="#ff420e"/>
    </style:style>
    <style:style style:name="P17" style:family="paragraph" style:parent-style-name="Heading_20_3" style:list-style-name="L3">
      <style:text-properties fo:color="#000000" fo:language="sk" fo:country="SK" fo:background-color="#ff420e"/>
    </style:style>
    <style:style style:name="P18" style:family="paragraph" style:parent-style-name="Heading_20_3" style:list-style-name="L2">
      <style:text-properties fo:color="#000000" fo:language="sk" fo:country="SK" fo:background-color="#00cc33"/>
    </style:style>
    <style:style style:name="P19" style:family="paragraph" style:parent-style-name="Heading_20_3" style:list-style-name="L2">
      <style:text-properties fo:color="#000000" fo:language="sk" fo:country="SK"/>
    </style:style>
    <style:style style:name="P20" style:family="paragraph" style:parent-style-name="Heading_20_3" style:list-style-name="L3">
      <style:text-properties fo:color="#000000" fo:language="sk" fo:country="SK" fo:background-color="#00cc00"/>
    </style:style>
    <style:style style:name="P21" style:family="paragraph" style:parent-style-name="Heading_20_3" style:list-style-name="L4">
      <style:text-properties fo:color="#000000" fo:language="sk" fo:country="SK" fo:background-color="#00cc00"/>
    </style:style>
    <style:style style:name="P22" style:family="paragraph" style:parent-style-name="Heading_20_3" style:list-style-name="L3">
      <style:text-properties fo:color="#000000" fo:language="sk" fo:country="SK"/>
    </style:style>
    <style:style style:name="P23" style:family="paragraph" style:parent-style-name="Heading_20_3" style:list-style-name="L4">
      <style:text-properties fo:color="#000000" fo:language="sk" fo:country="SK"/>
    </style:style>
    <style:style style:name="P24" style:family="paragraph" style:parent-style-name="Heading_20_3" style:list-style-name="L6">
      <style:text-properties fo:color="#000000"/>
    </style:style>
    <style:style style:name="P25" style:family="paragraph" style:parent-style-name="Heading_20_3" style:list-style-name="L4">
      <style:text-properties fo:background-color="#00cc00"/>
    </style:style>
    <style:style style:name="P26" style:family="paragraph" style:parent-style-name="Heading_20_3" style:list-style-name="L7"/>
    <style:style style:name="P27" style:family="paragraph" style:parent-style-name="Heading_20_3" style:list-style-name="L3">
      <style:paragraph-properties fo:background-color="#ffffff">
        <style:background-image/>
      </style:paragraph-properties>
      <style:text-properties fo:color="#000000" fo:language="sk" fo:country="SK" fo:background-color="#ff420e"/>
    </style:style>
    <style:style style:name="T1" style:family="text">
      <style:text-properties officeooo:rsid="0007cc0b"/>
    </style:style>
    <style:style style:name="T2" style:family="text">
      <style:text-properties officeooo:rsid="000888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ávrh</text:p>
      <text:p text:style-name="P1"/>
      <text:h text:style-name="P13" text:outline-level="1">Návrh protokolu</text:h>
      <text:list xml:id="list7889987943229918575" text:style-name="L1">
        <text:list-item>
          <text:p text:style-name="P3">Všetky polia, ktoré sú posielané na server, sú posielané ako JSON objekty, rovnako tak odpovede zo serveru sú JSON objekty</text:p>
        </text:list-item>
        <text:list-item>
          <text:p text:style-name="P3">všetky odpovede, ktoré neobsahujú dáta, ako napríklad zoznam administrátorov a podobne, obsahujú kód(code) a môžu voliteľne obsahovať správu/správy(errorMessage/errorMessages)</text:p>
        </text:list-item>
        <text:list-item>
          <text:p text:style-name="P3">Najčastejšie odpovede</text:p>
          <text:list>
            <text:list-item>
              <text:p text:style-name="P3">Požiadavka bola vykonaná a nenastali žiadne problémy – ďalej ako „OK“</text:p>
              <text:list>
                <text:list-item>
                  <text:p text:style-name="P3">odpoveď sa posiela v prípade, že požiadavka bola úspešne vykonaná</text:p>
                </text:list-item>
                <text:list-item>
                  <text:p text:style-name="P3">kód 0</text:p>
                </text:list-item>
              </text:list>
            </text:list-item>
            <text:list-item>
              <text:p text:style-name="P3">Chýbajúci povinný parameter/parametre, alebo chybný tvar parametru/parametrov – ďalej ako „Parameter error“</text:p>
              <text:list>
                <text:list-item>
                  <text:p text:style-name="P3">odpoveď sa posiela v prípade ak v požiadavke chýba povinný parameter, napríklad používateľské meno pri registrácií</text:p>
                </text:list-item>
                <text:list-item>
                  <text:p text:style-name="P3">kód 1</text:p>
                </text:list-item>
              </text:list>
            </text:list-item>
            <text:list-item>
              <text:p text:style-name="P3">Duplicita parametrov – ďalej ako „Duplicity“</text:p>
              <text:list>
                <text:list-item>
                  <text:p text:style-name="P3">odpoveď sa posiela v prípade, že parameter, ktorý musí byť jedinečný, sa v databáze už nachádza. Napríklad keď by sme sa snažili vytvoriť používateľa s užívateľským menom, ktoré sa už v databáze nachádza.</text:p>
                </text:list-item>
                <text:list-item>
                  <text:p text:style-name="P3">kód 2</text:p>
                </text:list-item>
              </text:list>
            </text:list-item>
            <text:list-item>
              <text:p text:style-name="P3">Užívateľ nemá právo vykonať požadovanú operáciu – ďalej ako „Denied“</text:p>
              <text:list>
                <text:list-item>
                  <text:p text:style-name="P3">odpoveď sa posiela v prípade, že užívateľ požaduje vykonať operáciu, na ktorú nie je oprávnený, napríklad pridanie dát do kanála ku ktorému nemá potrebné práva</text:p>
                </text:list-item>
                <text:list-item>
                  <text:p text:style-name="P3">táto odpoveď sa posiela vždy, ak sa snaží neprihlásený používateľ vykonať akciu inú ako prihlásenie, odhlásenie alebo registráciu</text:p>
                </text:list-item>
                <text:list-item>
                  <text:p text:style-name="P3">kód 3</text:p>
                </text:list-item>
              </text:list>
            </text:list-item>
            <text:list-item>
              <text:p text:style-name="P3">Chýbajúci záznam v databáze – ďalej ako „Missing entry“</text:p>
              <text:list>
                <text:list-item>
                  <text:p text:style-name="P3">odpoveď sa posiela v prípade, že užívateľ sa snaží pristúpiť k neexistujúcemu objektu v databáze, napríklad keď by sa pokúšal zapísať do kanálu, ktorý neexistuje</text:p>
                </text:list-item>
                <text:list-item>
                  <text:p text:style-name="P3">kód 4</text:p>
                </text:list-item>
              </text:list>
            </text:list-item>
          </text:list>
        </text:list-item>
      </text:list>
      <text:h text:style-name="P15" text:outline-level="2"><text:soft-page-break/>Manažment užívateľov</text:h>
      <text:list xml:id="list8137468940607807677" text:style-name="L2">
        <text:list-item>
          <text:list>
            <text:list-item>
              <text:list>
                <text:list-item>
                  <text:h text:style-name="P16" text:outline-level="3">Vytvorenie užívateľa</text:h>
                  <text:list>
                    <text:list-item>
                      <text:p text:style-name="P4">link: …/users/new</text:p>
                    </text:list-item>
                    <text:list-item>
                      <text:p text:style-name="P4">POS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4">povinné polia</text:p>
                      <text:list>
                        <text:list-item>
                          <text:p text:style-name="P4">používateľské meno - unikátne</text:p>
                        </text:list-item>
                        <text:list-item>
                          <text:p text:style-name="P4">heslo</text:p>
                        </text:list-item>
                        <text:list-item>
                          <text:p text:style-name="P4">e-mail - unikátny</text:p>
                        </text:list-item>
                      </text:list>
                    </text:list-item>
                    <text:list-item>
                      <text:p text:style-name="P4">nepovinné polia</text:p>
                      <text:list>
                        <text:list-item>
                          <text:p text:style-name="P4">meno</text:p>
                        </text:list-item>
                        <text:list-item>
                          <text:p text:style-name="P4">poznámka</text:p>
                        </text:list-item>
                        <text:list-item>
                          <text:p text:style-name="P4">verejnosť e-mailu – ak nie je uvedené inak, e-mail je súkromný, teda nie je zobrazovaný v detailoch užívateľa</text:p>
                        </text:list-item>
                      </text:list>
                    </text:list-item>
                    <text:list-item>
                      <text:p text:style-name="P4">odpovede</text:p>
                      <text:list>
                        <text:list-item>
                          <text:p text:style-name="P4">OK</text:p>
                        </text:list-item>
                        <text:list-item>
                          <text:p text:style-name="P4">Duplicity – v prípade existencie e-mailu respektíve používateľského mena</text:p>
                        </text:list-item>
                        <text:list-item>
                          <text:p text:style-name="P4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6" text:outline-level="3">Prihlásenie používateľa</text:h>
                  <text:list>
                    <text:list-item>
                      <text:p text:style-name="P4">link: …/login</text:p>
                    </text:list-item>
                    <text:list-item>
                      <text:p text:style-name="P4">POS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4">povinné polia</text:p>
                      <text:list>
                        <text:list-item>
                          <text:p text:style-name="P4">používateľské meno</text:p>
                        </text:list-item>
                        <text:list-item>
                          <text:p text:style-name="P4">heslo</text:p>
                        </text:list-item>
                      </text:list>
                    </text:list-item>
                    <text:list-item>
                      <text:p text:style-name="P4">požiadavka neobsahuje nepovinné polia</text:p>
                    </text:list-item>
                    <text:list-item>
                      <text:p text:style-name="P4">odpovede</text:p>
                      <text:list>
                        <text:list-item>
                          <text:p text:style-name="P4">OK</text:p>
                        </text:list-item>
                        <text:list-item>
                          <text:p text:style-name="P4">Denied - ak je zadané zlé meno alebo heslo</text:p>
                        </text:list-item>
                        <text:list-item>
                          <text:p text:style-name="P4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6" text:outline-level="3"><text:soft-page-break/>Odhlásenie používateľa</text:h>
                  <text:list>
                    <text:list-item>
                      <text:p text:style-name="P4">link …/logout</text:p>
                    </text:list-item>
                    <text:list-item>
                      <text:p text:style-name="P4">POS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4">požiadavka neobsahuje povinné ani nepovinné polia</text:p>
                    </text:list-item>
                    <text:list-item>
                      <text:p text:style-name="P4">odpovede</text:p>
                      <text:list>
                        <text:list-item>
                          <text:p text:style-name="P4">OK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6" text:outline-level="3">Zmena hesla</text:h>
                  <text:list>
                    <text:list-item>
                      <text:p text:style-name="P4">link …/change_pass</text:p>
                    </text:list-item>
                    <text:list-item>
                      <text:p text:style-name="P4">POS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len prihlásený užívateľ</text:p>
                        </text:list-item>
                      </text:list>
                    </text:list-item>
                    <text:list-item>
                      <text:p text:style-name="P4">povinné polia</text:p>
                      <text:list>
                        <text:list-item>
                          <text:p text:style-name="P4">pôvodné heslo</text:p>
                        </text:list-item>
                        <text:list-item>
                          <text:p text:style-name="P4">nové heslo</text:p>
                        </text:list-item>
                      </text:list>
                    </text:list-item>
                    <text:list-item>
                      <text:p text:style-name="P4">požiadavka neobsahuje nepovinné polia</text:p>
                    </text:list-item>
                    <text:list-item>
                      <text:p text:style-name="P4">odpovede</text:p>
                      <text:list>
                        <text:list-item>
                          <text:p text:style-name="P4">OK</text:p>
                        </text:list-item>
                        <text:list-item>
                          <text:p text:style-name="P4">Denied – ak sa zadané pôvodné heslo nezhoduje s uloženým v databáze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6" text:outline-level="3">Zmena mena, poznámky, verejnosti e-mailu</text:h>
                  <text:list>
                    <text:list-item>
                      <text:p text:style-name="P4">link …/users/edit</text:p>
                    </text:list-item>
                    <text:list-item>
                      <text:p text:style-name="P4">POS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len prihlásený užívateľ</text:p>
                        </text:list-item>
                      </text:list>
                    </text:list-item>
                    <text:list-item>
                      <text:p text:style-name="P4">požiadavka neobsahuje povinné polia</text:p>
                    </text:list-item>
                    <text:list-item>
                      <text:p text:style-name="P4">nepovinné polia</text:p>
                      <text:list>
                        <text:list-item>
                          <text:p text:style-name="P4">meno</text:p>
                        </text:list-item>
                        <text:list-item>
                          <text:p text:style-name="P4">poznámka</text:p>
                        </text:list-item>
                        <text:list-item>
                          <text:p text:style-name="P4">verejnosť e-mailu</text:p>
                        </text:list-item>
                      </text:list>
                    </text:list-item>
                    <text:list-item>
                      <text:p text:style-name="P4">odpovede</text:p>
                      <text:list>
                        <text:list-item>
                          <text:p text:style-name="P4">OK</text:p>
                        </text:list-item>
                        <text:list-item>
                          <text:p text:style-name="P4"><text:soft-page-break/>Denie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8" text:outline-level="3">Zobrazenie detailov užívateľa</text:h>
                  <text:list>
                    <text:list-item>
                      <text:p text:style-name="P4">link …/users/:username/show</text:p>
                    </text:list-item>
                    <text:list-item>
                      <text:p text:style-name="P4">GE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len prihlásený užívateľ</text:p>
                        </text:list-item>
                      </text:list>
                    </text:list-item>
                    <text:list-item>
                      <text:p text:style-name="P4">požiadavka neobsahuje povinné ani nepovinné polia</text:p>
                    </text:list-item>
                    <text:list-item>
                      <text:p text:style-name="P4">odpovede</text:p>
                      <text:list>
                        <text:list-item>
                          <text:p text:style-name="P4">údaje užívateľa</text:p>
                        </text:list-item>
                        <text:list-item>
                          <text:p text:style-name="P4">Denied</text:p>
                        </text:list-item>
                        <text:list-item>
                          <text:p text:style-name="P4">Missing entry – ak užívateľ s daným ID neexistuje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8" text:outline-level="3">Vyhľadanie užívateľa</text:h>
                  <text:list>
                    <text:list-item>
                      <text:p text:style-name="P4">link …/users/find</text:p>
                    </text:list-item>
                    <text:list-item>
                      <text:p text:style-name="P4">GE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len prihlásený užívateľ</text:p>
                        </text:list-item>
                      </text:list>
                    </text:list-item>
                    <text:list-item>
                      <text:p text:style-name="P4">povinné polia</text:p>
                      <text:list>
                        <text:list-item>
                          <text:p text:style-name="P4">aspoň jedno z nasledujúcich – používateľské meno, meno</text:p>
                        </text:list-item>
                      </text:list>
                    </text:list-item>
                    <text:list-item>
                      <text:p text:style-name="P4">nepovinné polia</text:p>
                      <text:list>
                        <text:list-item>
                          <text:p text:style-name="P4">všetky nasledujúce spomedzi používateľského mena, mena</text:p>
                        </text:list-item>
                      </text:list>
                    </text:list-item>
                    <text:list-item>
                      <text:p text:style-name="P4">odpovede</text:p>
                      <text:list>
                        <text:list-item>
                          <text:p text:style-name="P4">pole užívateľov, ktorí vyhovujú daným parametrom</text:p>
                        </text:list-item>
                        <text:list-item>
                          <text:p text:style-name="P4">Denied</text:p>
                        </text:list-item>
                        <text:list-item>
                          <text:p text:style-name="P4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9" text:outline-level="3">Zmazanie užívateľa</text:h>
                  <text:list>
                    <text:list-item>
                      <text:p text:style-name="P4">link …/users/destroy</text:p>
                    </text:list-item>
                    <text:list-item>
                      <text:p text:style-name="P4">POS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len prihlásený užívateľ</text:p>
                        </text:list-item>
                      </text:list>
                    </text:list-item>
                    <text:list-item>
                      <text:p text:style-name="P4">požiadavka nemá povinné ani nepovinné polia</text:p>
                    </text:list-item>
                    <text:list-item>
                      <text:p text:style-name="P4"><text:soft-page-break/>odpovede</text:p>
                      <text:list>
                        <text:list-item>
                          <text:p text:style-name="P4">OK</text:p>
                        </text:list-item>
                        <text:list-item>
                          <text:p text:style-name="P4">Denie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5" text:outline-level="2">Manažment zariadení</text:h>
      <text:list xml:id="list2967411049177893875" text:style-name="L3">
        <text:list-item>
          <text:list>
            <text:list-item>
              <text:list>
                <text:list-item>
                  <text:h text:style-name="P17" text:outline-level="3">Vytvorenie zariadenia</text:h>
                  <text:list>
                    <text:list-item>
                      <text:p text:style-name="P5">link …/devices/new</text:p>
                    </text:list-item>
                    <text:list-item>
                      <text:p text:style-name="P5">POST</text:p>
                    </text:list-item>
                    <text:list-item>
                      <text:p text:style-name="P5">podmienky vykonania akcie</text:p>
                      <text:list>
                        <text:list-item>
                          <text:p text:style-name="P5">požiadavku môže zadať len prihlásený užívateľ</text:p>
                        </text:list-item>
                      </text:list>
                    </text:list-item>
                    <text:list-item>
                      <text:p text:style-name="P5">povinné polia</text:p>
                      <text:list>
                        <text:list-item>
                          <text:p text:style-name="P5">identifikátor zariadenia – jedinečný v rámci všetkých zariadení</text:p>
                        </text:list-item>
                      </text:list>
                    </text:list-item>
                    <text:list-item>
                      <text:p text:style-name="P5">nepovinné polia</text:p>
                      <text:list>
                        <text:list-item>
                          <text:p text:style-name="P5">názov zariadenia – jedinečné v rámci zariadení jedného užívateľa, ak nie je uvedené, vygeneruje sa náhodný reťazec</text:p>
                        </text:list-item>
                        <text:list-item>
                          <text:p text:style-name="P5">poznámka</text:p>
                        </text:list-item>
                        <text:list-item>
                          <text:p text:style-name="P5">verejnosť zariadenia – ak nie je uvedené inak, zariadenie je verejné</text:p>
                        </text:list-item>
                      </text:list>
                    </text:list-item>
                    <text:list-item>
                      <text:p text:style-name="P5">odpovede</text:p>
                      <text:list>
                        <text:list-item>
                          <text:p text:style-name="P5">Vygenerované heslo pre zariadenie</text:p>
                        </text:list-item>
                        <text:list-item>
                          <text:p text:style-name="P5">Duplicity – ak už užívateľ má zariadenie s daným názvom registrované</text:p>
                        </text:list-item>
                        <text:list-item>
                          <text:p text:style-name="P5">Denied</text:p>
                        </text:list-item>
                        <text:list-item>
                          <text:p text:style-name="P5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7" text:outline-level="3">Prihlásenie zariadenia</text:h>
                  <text:list>
                    <text:list-item>
                      <text:p text:style-name="P5">link …/devices/login</text:p>
                    </text:list-item>
                    <text:list-item>
                      <text:p text:style-name="P5">POST</text:p>
                    </text:list-item>
                    <text:list-item>
                      <text:p text:style-name="P5">podmienky vykonania akcie</text:p>
                      <text:list>
                        <text:list-item>
                          <text:p text:style-name="P5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5">povinné parametre</text:p>
                      <text:list>
                        <text:list-item>
                          <text:p text:style-name="P5">identifikátor zariadenia</text:p>
                        </text:list-item>
                        <text:list-item>
                          <text:p text:style-name="P5">heslo zariadenia</text:p>
                        </text:list-item>
                      </text:list>
                    </text:list-item>
                    <text:list-item>
                      <text:p text:style-name="P5">požiadavka neobsahuje nepovinné parametre</text:p>
                    </text:list-item>
                    <text:list-item>
                      <text:p text:style-name="P5">odpovede</text:p>
                      <text:list>
                        <text:list-item>
                          <text:p text:style-name="P5">OK</text:p>
                        </text:list-item>
                        <text:list-item>
                          <text:p text:style-name="P5"><text:soft-page-break/>Denied – ak sa zariadenie s daným identifikátorom nenachádza v databáze</text:p>
                        </text:list-item>
                        <text:list-item>
                          <text:p text:style-name="P5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0" text:outline-level="3">Odhlásenie zariadenia</text:h>
                  <text:list>
                    <text:list-item>
                      <text:p text:style-name="P5">link …/devices/logout</text:p>
                    </text:list-item>
                    <text:list-item>
                      <text:p text:style-name="P5">POST</text:p>
                    </text:list-item>
                    <text:list-item>
                      <text:p text:style-name="P5">podmienky vykonania akcie</text:p>
                      <text:list>
                        <text:list-item>
                          <text:p text:style-name="P5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5">požiadavka neobsahuje povinné ani nepovinné parametre</text:p>
                    </text:list-item>
                    <text:list-item>
                      <text:p text:style-name="P5">odpovede</text:p>
                      <text:list>
                        <text:list-item>
                          <text:p text:style-name="P5">OK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0" text:outline-level="3">Zmena parametrov zariadenia</text:h>
                  <text:list>
                    <text:list-item>
                      <text:p text:style-name="P5">link …/devices/:name/edit</text:p>
                    </text:list-item>
                    <text:list-item>
                      <text:p text:style-name="P5">POST</text:p>
                    </text:list-item>
                    <text:list-item>
                      <text:p text:style-name="P5">podmienky vykonania akcie</text:p>
                      <text:list>
                        <text:list-item>
                          <text:p text:style-name="P5">požiadavku môže zadať len prihlásený užívateľ, ktorý je zároveň i vlastníkom zariadenia</text:p>
                        </text:list-item>
                      </text:list>
                    </text:list-item>
                    <text:list-item>
                      <text:p text:style-name="P5">požiadavka neobsahuje povinné parametre</text:p>
                    </text:list-item>
                    <text:list-item>
                      <text:p text:style-name="P5">nepovinné parametre</text:p>
                      <text:list>
                        <text:list-item>
                          <text:p text:style-name="P5">názov zariadenia</text:p>
                        </text:list-item>
                        <text:list-item>
                          <text:p text:style-name="P5">poznámka</text:p>
                        </text:list-item>
                        <text:list-item>
                          <text:p text:style-name="P5">verejnosť zariadenia</text:p>
                        </text:list-item>
                      </text:list>
                    </text:list-item>
                    <text:list-item>
                      <text:p text:style-name="P5">odpovede</text:p>
                      <text:list>
                        <text:list-item>
                          <text:p text:style-name="P5">OK</text:p>
                        </text:list-item>
                        <text:list-item>
                          <text:p text:style-name="P5">Denied</text:p>
                        </text:list-item>
                        <text:list-item>
                          <text:p text:style-name="P5">Duplicity – ak užívateľ už zariadenie s daným názvom má registrované</text:p>
                        </text:list-item>
                        <text:list-item>
                          <text:p text:style-name="P5">Missing entry – ak sa zariadenie s daným ID v databáze nenachádz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2" text:outline-level="3">Zmazanie zariadenia</text:h>
                  <text:list>
                    <text:list-item>
                      <text:p text:style-name="P5">link …/devices/:id/destroy</text:p>
                    </text:list-item>
                    <text:list-item>
                      <text:p text:style-name="P5">POST</text:p>
                    </text:list-item>
                    <text:list-item>
                      <text:p text:style-name="P5">podmienky vykonania akcie</text:p>
                      <text:list>
                        <text:list-item>
                          <text:p text:style-name="P5">požiadavku môže zadať len prihlásený užívateľ, ktorý je zároveň i <text:soft-page-break/>vlastníkom zariadenia</text:p>
                        </text:list-item>
                      </text:list>
                    </text:list-item>
                    <text:list-item>
                      <text:p text:style-name="P5">požiadavka neobsahuje povinné ani nepovinné parametre</text:p>
                    </text:list-item>
                    <text:list-item>
                      <text:p text:style-name="P5">odpovede</text:p>
                      <text:list>
                        <text:list-item>
                          <text:p text:style-name="P5">OK</text:p>
                        </text:list-item>
                        <text:list-item>
                          <text:p text:style-name="P5">Denied</text:p>
                        </text:list-item>
                        <text:list-item>
                          <text:p text:style-name="P5">Missing entry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0" text:outline-level="3">Zobrazenie zariadení používateľa</text:h>
                  <text:list>
                    <text:list-item>
                      <text:p text:style-name="P5">link …/users/:username/devices</text:p>
                    </text:list-item>
                    <text:list-item>
                      <text:p text:style-name="P5">GET</text:p>
                    </text:list-item>
                    <text:list-item>
                      <text:p text:style-name="P5">podmienky vykonania akcie</text:p>
                      <text:list>
                        <text:list-item>
                          <text:p text:style-name="P5">požiadavku môže zadať len prihlásený užívateľ</text:p>
                        </text:list-item>
                      </text:list>
                    </text:list-item>
                    <text:list-item>
                      <text:p text:style-name="P5">požiadavka neobsahuje povinné ani nepovinné parametre</text:p>
                    </text:list-item>
                    <text:list-item>
                      <text:p text:style-name="P5">odpovede</text:p>
                      <text:list>
                        <text:list-item>
                          <text:p text:style-name="P5">pole verejných zariadení užívateľa ak požiadavku zadáva iný používateľ ako je prihlásený, inak pole všetkých zariadení</text:p>
                        </text:list-item>
                        <text:list-item>
                          <text:p text:style-name="P5">Denied</text:p>
                        </text:list-item>
                        <text:list-item>
                          <text:p text:style-name="P5">Missing entry – ak v databáze neexistuje užívateľ s daným I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5" text:outline-level="2">Manažment kanálov</text:h>
      <text:list xml:id="list3630290452127926495" text:style-name="L4">
        <text:list-item>
          <text:list>
            <text:list-item>
              <text:list>
                <text:list-item>
                  <text:h text:style-name="P21" text:outline-level="3">Vytvorenie kanálu</text:h>
                  <text:list>
                    <text:list-item>
                      <text:p text:style-name="P6">link …/feeds/new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názov</text:p>
                        </text:list-item>
                      </text:list>
                    </text:list-item>
                    <text:list-item>
                      <text:p text:style-name="P6">nepovinné parametre</text:p>
                      <text:list>
                        <text:list-item>
                          <text:p text:style-name="P6">poznámka</text:p>
                        </text:list-item>
                        <text:list-item>
                          <text:p text:style-name="P6">verejnosť – ak nie je uvedené inak, kanál je verejný</text:p>
                        </text:list-item>
                      </text:list>
                    </text:list-item>
                    <text:list-item>
                      <text:p text:style-name="P6">odpovede</text:p>
                      <text:list>
                        <text:list-item>
                          <text:p text:style-name="P6">ID kanálu</text:p>
                        </text:list-item>
                        <text:list-item>
                          <text:p text:style-name="P6">Parameter error</text:p>
                        </text:list-item>
                        <text:list-item>
                          <text:p text:style-name="P6">Denied<text:line-break/><text:soft-page-break/></text:p>
                        </text:list-item>
                      </text:list>
                    </text:list-item>
                  </text:list>
                </text:list-item>
                <text:list-item>
                  <text:h text:style-name="P23" text:outline-level="3">Zmazanie kanálu</text:h>
                  <text:list>
                    <text:list-item>
                      <text:p text:style-name="P6">link …/feeds/:id/destroy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žiadavka nemá povinné ani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v databáze neexistuje kanál s daným ID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1" text:outline-level="3">Pridanie administrátora</text:h>
                  <text:list>
                    <text:list-item>
                      <text:p text:style-name="P6">link …/feeds/:id/admins/add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nového administrátor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</text:p>
                        </text:list-item>
                        <text:list-item>
                          <text:p text:style-name="P6">Parameter error – ak sa v databáze nenachádza užívateľ s daným ID</text:p>
                        </text:list-item>
                        <text:list-item>
                          <text:p text:style-name="P6">Duplicity – ak už užívateľ je administrátorom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1" text:outline-level="3">Odobranie administrátora</text:h>
                  <text:list>
                    <text:list-item>
                      <text:p text:style-name="P6">link …/feeds/:id/admins/remove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<text:soft-page-break/>administrátorom kanálu</text:p>
                        </text:list-item>
                      </text:list>
                    </text:list-item>
                    <text:list-item>
                      <text:p text:style-name="P6">povinné parametere </text:p>
                      <text:list>
                        <text:list-item>
                          <text:p text:style-name="P6">ID administrátora, ktorý má byť odstránený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, alebo užívateľ s daným ID existuje, ale nie je administrátorom kanálu</text:p>
                        </text:list-item>
                        <text:list-item>
                          <text:p text:style-name="P6">Parameter error – ak sa v databáze nenachádza užívateľ s daným ID</text:p>
                        </text:list-item>
                        <text:list-item>
                          <text:p text:style-name="P6">Denied – ak užívateľ, ktorý zadáva požiadavku nie je administrátorom kanálu alebo existuje len jedný administrát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1" text:outline-level="3">Zobrazenie administrátorov kanálu</text:h>
                  <text:list>
                    <text:list-item>
                      <text:p text:style-name="P6">link …/feeds/:id/admins/</text:p>
                    </text:list-item>
                    <text:list-item>
                      <text:p text:style-name="P6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6">požiadavka nemá povinné ani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pole užívateľov, ktorí sú administrátormi kanálu</text:p>
                        </text:list-item>
                        <text:list-item>
                          <text:p text:style-name="P6">Missing entry</text:p>
                        </text:list-item>
                        <text:list-item>
                          <text:p text:style-name="P6">Denied – ak je kanál súkromný a užívateľ v ňom nemá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1" text:outline-level="3">Pridanie používateľa s právom pridávať do kanálu</text:h>
                  <text:list>
                    <text:list-item>
                      <text:p text:style-name="P6">link …/feeds/:id/users/write/add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používateľ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<text:soft-page-break/>Missing entry – ak sa v databáze nenachádza kanál s daným ID</text:p>
                        </text:list-item>
                        <text:list-item>
                          <text:p text:style-name="P6">Parameter error – ak sa v databáze nenachádza užívateľ s daným ID</text:p>
                        </text:list-item>
                        <text:list-item>
                          <text:p text:style-name="P6">Duplicity – ak už užívateľ má právo pridávať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1" text:outline-level="3">Odobranie používateľa s právom pridávať do kanálu</text:h>
                  <text:list>
                    <text:list-item>
                      <text:p text:style-name="P6">link …/feeds/:id/users/write/remove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používateľa 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</text:p>
                        </text:list-item>
                        <text:list-item>
                          <text:p text:style-name="P6">Parameter error – ak sa v databáze nenachádza užívateľ s daným ID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1" text:outline-level="3">Zobrazenie používateľov s právom pridávať do kanálu</text:h>
                  <text:list>
                    <text:list-item>
                      <text:p text:style-name="P6">link …/feeds/:id/users/write/</text:p>
                    </text:list-item>
                    <text:list-item>
                      <text:p text:style-name="P6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6">požiadavka nemá povinné ani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pole používateľov s právom písať do kanálu</text:p>
                        </text:list-item>
                        <text:list-item>
                          <text:p text:style-name="P6">Missing entry</text:p>
                        </text:list-item>
                        <text:list-item>
                          <text:p text:style-name="P6">Denied – ak je kanál súkromný a používateľ v ňom nemá žiadne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1" text:outline-level="3">Pridanie používateľa s právom čítať kanál</text:h>
                  <text:list>
                    <text:list-item>
                      <text:p text:style-name="P6">link …/feeds/:id/users/read/add</text:p>
                    </text:list-item>
                    <text:list-item>
                      <text:p text:style-name="P6"><text:soft-page-break/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používateľ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</text:p>
                        </text:list-item>
                        <text:list-item>
                          <text:p text:style-name="P6">Parameter error – ak sa v databáze nenachádza užívateľ s daným ID</text:p>
                        </text:list-item>
                        <text:list-item>
                          <text:p text:style-name="P6">Duplicity – ak už užívateľ má právo čítať kanál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1" text:outline-level="3">Odobranie používateľa s právom čítať kanál</text:h>
                  <text:list>
                    <text:list-item>
                      <text:p text:style-name="P6">link …/feeds/:id/users/read/remove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používateľ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, alebo užívateľ s daným ID existuje, ale nemá právo čítať kanál</text:p>
                        </text:list-item>
                        <text:list-item>
                          <text:p text:style-name="P6">Parameter error – ak sa v databáze nenachádza užívateľ s daným ID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1" text:outline-level="3">Zobrazenie používateľov s právom čítať kanál</text:h>
                  <text:list>
                    <text:list-item>
                      <text:p text:style-name="P6">link …/feeds/:id/users/read/</text:p>
                    </text:list-item>
                    <text:list-item>
                      <text:p text:style-name="P6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 Ak je kanál súkromný, musí <text:soft-page-break/>mať užívateľ i právo čítať kanál</text:p>
                        </text:list-item>
                      </text:list>
                    </text:list-item>
                    <text:list-item>
                      <text:p text:style-name="P6">požiadavka nemá povinné ani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pole používateľov s právom písať do kanálu</text:p>
                        </text:list-item>
                        <text:list-item>
                          <text:p text:style-name="P6">Missing entry</text:p>
                        </text:list-item>
                        <text:list-item>
                          <text:p text:style-name="P6">Denied – ak je kanál súkromný a používateľ v ňom nemá žiadne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1" text:outline-level="3">Pridanie zariadenia s právom pridávať do kanálu</text:h>
                  <text:list>
                    <text:list-item>
                      <text:p text:style-name="P6">link …/feeds/:id/devices/write/add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zariadeni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</text:p>
                        </text:list-item>
                        <text:list-item>
                          <text:p text:style-name="P6">Parameter error – ak sa v databáze nenachádza zariadenie s daným ID</text:p>
                        </text:list-item>
                        <text:list-item>
                          <text:p text:style-name="P6">Duplicity – ak už zariadenie má právo pridávať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1" text:outline-level="3">Odobranie zariadenia s právom pridávať do kanálu</text:h>
                  <text:list>
                    <text:list-item>
                      <text:p text:style-name="P6">link …/feeds/:id/devices/write/remove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zariadeni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</text:p>
                        </text:list-item>
                        <text:list-item>
                          <text:p text:style-name="P6"><text:soft-page-break/>Parameter error – ak sa v databáze nenachádza zariadenie s daným ID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1" text:outline-level="3">Zobrazenie zariadení s právom pridávať do kanálu</text:h>
                  <text:list>
                    <text:list-item>
                      <text:p text:style-name="P6">link …/feeds/:id/devices/write/</text:p>
                    </text:list-item>
                    <text:list-item>
                      <text:p text:style-name="P6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6">požiadavka nemá povinné ani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pole zariadení s právom písať do kanálu</text:p>
                        </text:list-item>
                        <text:list-item>
                          <text:p text:style-name="P6">Missing entry</text:p>
                        </text:list-item>
                        <text:list-item>
                          <text:p text:style-name="P6">Denied – ak je kanál súkromný a užívateľ v ňom nemá žiadne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1" text:outline-level="3">Pridanie zariadenia s právom čítať kanál</text:h>
                  <text:list>
                    <text:list-item>
                      <text:p text:style-name="P6">link …/feeds/:id/devices/read/add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zariadeni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</text:p>
                        </text:list-item>
                        <text:list-item>
                          <text:p text:style-name="P6">Parameter error – ak sa v databáze nenachádza zariadenie s daným ID</text:p>
                        </text:list-item>
                        <text:list-item>
                          <text:p text:style-name="P6">Duplicity – ak už zariadenie má právo čítať kanál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1" text:outline-level="3">Odobranie zariadenia s právom čítať kanál</text:h>
                  <text:list>
                    <text:list-item>
                      <text:p text:style-name="P6">link …/feeds/:id/devices/read/remove</text:p>
                    </text:list-item>
                    <text:list-item>
                      <text:p text:style-name="P6">POST</text:p>
                    </text:list-item>
                    <text:list-item>
                      <text:p text:style-name="P6"><text:soft-page-break/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zariadeni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</text:p>
                        </text:list-item>
                        <text:list-item>
                          <text:p text:style-name="P6">Parameter error – ak sa v databáze nenachádza zariadenie s daným ID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1" text:outline-level="3">Zobrazenie zariadení s právom čítať kanál</text:h>
                  <text:list>
                    <text:list-item>
                      <text:p text:style-name="P6">link …/feeds/:id/devices/read/</text:p>
                    </text:list-item>
                    <text:list-item>
                      <text:p text:style-name="P6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6">požiadavka nemá povinné ani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pole zariadení s právom čítať kanál</text:p>
                        </text:list-item>
                        <text:list-item>
                          <text:p text:style-name="P6">Missing entry</text:p>
                        </text:list-item>
                        <text:list-item>
                          <text:p text:style-name="P6">Denied – ak je kanál súkromný a používateľ v ňom nemá žiadne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5" text:outline-level="3">Zobrazenie kľúča pre pridávanie do kanálu</text:h>
                  <text:list>
                    <text:list-item>
                      <text:p text:style-name="P11">link …/feeds/:id/keys/write</text:p>
                    </text:list-item>
                    <text:list-item>
                      <text:p text:style-name="P11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 Ak je kanál súkromný, musí mať užívateľ i právo pridávať do kanálu</text:p>
                        </text:list-item>
                      </text:list>
                    </text:list-item>
                    <text:list-item>
                      <text:p text:style-name="P11">požiadavka neobsahuje povinné ani nepovinné parametre</text:p>
                    </text:list-item>
                    <text:list-item>
                      <text:p text:style-name="P11">odpovede</text:p>
                      <text:list>
                        <text:list-item>
                          <text:p text:style-name="P11">kľúč</text:p>
                        </text:list-item>
                        <text:list-item>
                          <text:p text:style-name="P11">Missing entry</text:p>
                        </text:list-item>
                        <text:list-item>
                          <text:p text:style-name="P11">Denied – ak požiadavku posiela užívateľ, ktorý nemá právo pridávať do <text:soft-page-break/>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5" text:outline-level="3">Zobrazenie kľúča pre čítanie kanálu</text:h>
                  <text:list>
                    <text:list-item>
                      <text:p text:style-name="P11">link …/feeds/:id/keys/read</text:p>
                    </text:list-item>
                    <text:list-item>
                      <text:p text:style-name="P11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11">požiadavka neobsahuje povinné ani nepovinné parametre</text:p>
                    </text:list-item>
                    <text:list-item>
                      <text:p text:style-name="P11">odpovede</text:p>
                      <text:list>
                        <text:list-item>
                          <text:p text:style-name="P11">kľúč</text:p>
                        </text:list-item>
                        <text:list-item>
                          <text:p text:style-name="P11">Missing entry</text:p>
                        </text:list-item>
                        <text:list-item>
                          <text:p text:style-name="P11">Denied – ak požiadavku posiela užívateľ, ktorý nemá právo čítať kanál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5" text:outline-level="3">Zobrazenie kanálov, ktorých je užívateľ administrátorom</text:h>
                  <text:list>
                    <text:list-item>
                      <text:p text:style-name="P11">link …/users/:<text:span text:style-name="T1">username</text:span>/feeds/admin</text:p>
                    </text:list-item>
                    <text:list-item>
                      <text:p text:style-name="P11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</text:p>
                        </text:list-item>
                      </text:list>
                    </text:list-item>
                    <text:list-item>
                      <text:p text:style-name="P11">požiadavka neobsahuje povinné ani nepovinné parametre</text:p>
                    </text:list-item>
                    <text:list-item>
                      <text:p text:style-name="P11">odpovede</text:p>
                      <text:list>
                        <text:list-item>
                          <text:p text:style-name="P11">pole verejných kanálov, ktorých je užívateľ administrátorom</text:p>
                        </text:list-item>
                        <text:list-item>
                          <text:p text:style-name="P11">Missing entry</text:p>
                        </text:list-item>
                        <text:list-item>
                          <text:p text:style-name="P11">Denie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5" text:outline-level="3">Zobrazenie kanálov, ktoré môže užívateľ/zariadenie čítať</text:h>
                  <text:list>
                    <text:list-item>
                      <text:p text:style-name="P11">link pre informácie o užívateľovi …/users/:<text:span text:style-name="T2">username</text:span>/feeds/read</text:p>
                    </text:list-item>
                    <text:list-item>
                      <text:p text:style-name="P11">link pre informácie o zariadení …/devices/:id/feeds/read</text:p>
                    </text:list-item>
                    <text:list-item>
                      <text:p text:style-name="P11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</text:p>
                        </text:list-item>
                      </text:list>
                    </text:list-item>
                    <text:list-item>
                      <text:p text:style-name="P11">požiadavka neobsahuje povinné ani nepovinné parametre</text:p>
                    </text:list-item>
                    <text:list-item>
                      <text:p text:style-name="P11">odpovede</text:p>
                      <text:list>
                        <text:list-item>
                          <text:p text:style-name="P11">pole verejných kanálov, ktoré užívateľ/zariadenie môže čítať</text:p>
                        </text:list-item>
                        <text:list-item>
                          <text:p text:style-name="P11"><text:soft-page-break/>Missing entry</text:p>
                        </text:list-item>
                        <text:list-item>
                          <text:p text:style-name="P11">Denie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5" text:outline-level="3">Zobrazenie kanálov, do ktorých môže užívateľ/zariadenie pridávať</text:h>
                  <text:list>
                    <text:list-item>
                      <text:p text:style-name="P11">link pre informácie o užívateľovi …/users/:<text:span text:style-name="T2">username</text:span>/feeds/write</text:p>
                    </text:list-item>
                    <text:list-item>
                      <text:p text:style-name="P11">link pre informácie o zariadení …/devices/:id/feeds/write</text:p>
                    </text:list-item>
                    <text:list-item>
                      <text:p text:style-name="P11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</text:p>
                        </text:list-item>
                      </text:list>
                    </text:list-item>
                    <text:list-item>
                      <text:p text:style-name="P11">požiadavka neobsahuje povinné ani nepovinné parametre</text:p>
                    </text:list-item>
                    <text:list-item>
                      <text:p text:style-name="P11">odpovede</text:p>
                      <text:list>
                        <text:list-item>
                          <text:p text:style-name="P11">pole verejných kanálov, do ktorých môže užívateľ/zariadenie pridávať</text:p>
                        </text:list-item>
                        <text:list-item>
                          <text:p text:style-name="P11">Missing entry</text:p>
                        </text:list-item>
                        <text:list-item>
                          <text:p text:style-name="P11">Denie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4" text:outline-level="2">Manažment dát</text:h>
      <text:list xml:id="list5118816908105778649" text:style-name="L5">
        <text:list-item>
          <text:p text:style-name="P9">Každý záznam ktorý sa posiela na server musí obsahovať</text:p>
          <text:list>
            <text:list-item>
              <text:p text:style-name="P9">typ („new“, „append“, „standalone“)</text:p>
            </text:list-item>
            <text:list-item>
              <text:p text:style-name="P9">ak je záznam typu „new“, môže obsahovať i meno stopy, inak sa jej priradí vygenerované označenie</text:p>
            </text:list-item>
            <text:list-item>
              <text:p text:style-name="P9">pečiatku, kedy bol vytvorený</text:p>
            </text:list-item>
            <text:list-item>
              <text:p text:style-name="P9">samotné dáta</text:p>
            </text:list-item>
          </text:list>
        </text:list-item>
        <text:list-item>
          <text:p text:style-name="P9">Každý záznam ktorý sa odosiela zo server obsahuje</text:p>
          <text:list>
            <text:list-item>
              <text:p text:style-name="P9">typ („new“, „append“, „standalone“)</text:p>
            </text:list-item>
            <text:list-item>
              <text:p text:style-name="P9">ak je záznam typu „new“, obsahuje i meno stopy</text:p>
            </text:list-item>
            <text:list-item>
              <text:p text:style-name="P9">pečiatku, kedy bol vytvorený</text:p>
            </text:list-item>
            <text:list-item>
              <text:p text:style-name="P9">ID zariadenia, ktorým bol vytvorený</text:p>
            </text:list-item>
            <text:list-item>
              <text:p text:style-name="P9">samotné dáta</text:p>
            </text:list-item>
          </text:list>
        </text:list-item>
      </text:list>
      <text:list xml:id="list4930497866973455350" text:style-name="L6">
        <text:list-item>
          <text:list>
            <text:list-item>
              <text:list>
                <text:list-item>
                  <text:h text:style-name="P24" text:outline-level="3">Pridanie dát do jedného kanálu</text:h>
                  <text:list>
                    <text:list-item>
                      <text:p text:style-name="P10">link …/feeds/:id/add respektíve …/feeds/:id/add/:device_identificator/:write_key</text:p>
                    </text:list-item>
                    <text:list-item>
                      <text:p text:style-name="P10">POST</text:p>
                    </text:list-item>
                    <text:list-item>
                      <text:p text:style-name="P7">podmienky vykonania akcie</text:p>
                      <text:list>
                        <text:list-item>
                          <text:p text:style-name="P7">požiadavku môže zadať len prihlásený užívateľ na zariadení, alebo <text:soft-page-break/>zariadenie, ktoré má právo pridávať do kanálu</text:p>
                        </text:list-item>
                      </text:list>
                    </text:list-item>
                    <text:list-item>
                      <text:p text:style-name="P10">povinné parametre</text:p>
                      <text:list>
                        <text:list-item>
                          <text:p text:style-name="P10">ID zariadenia</text:p>
                        </text:list-item>
                        <text:list-item>
                          <text:p text:style-name="P10">pole záznamov</text:p>
                        </text:list-item>
                      </text:list>
                    </text:list-item>
                    <text:list-item>
                      <text:p text:style-name="P10">požiadavka neobsahuje nepovinné parametre</text:p>
                    </text:list-item>
                    <text:list-item>
                      <text:p text:style-name="P10">odpovede</text:p>
                      <text:list>
                        <text:list-item>
                          <text:p text:style-name="P10">OK</text:p>
                        </text:list-item>
                        <text:list-item>
                          <text:p text:style-name="P10">Denied</text:p>
                        </text:list-item>
                        <text:list-item>
                          <text:p text:style-name="P10">Missing entry – ak neexistuje kanál s daným ID</text:p>
                        </text:list-item>
                        <text:list-item>
                          <text:p text:style-name="P10">Parameter error – ak sa zariadenie s daným ID nenachádza v databáze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4" text:outline-level="3">Pridanie dát do viacerých kanálov</text:h>
                  <text:list>
                    <text:list-item>
                      <text:p text:style-name="P10">link …/feeds/add respektíve …/feeds/add/:device_identificator/:feed_name_1&amp;feed_name_2&amp;...feed_name_n/:write_key_1&amp;write_key_2&amp;...&amp;write_key_n</text:p>
                    </text:list-item>
                    <text:list-item>
                      <text:p text:style-name="P10">POST</text:p>
                    </text:list-item>
                    <text:list-item>
                      <text:p text:style-name="P7">podmienky vykonania akcie</text:p>
                      <text:list>
                        <text:list-item>
                          <text:p text:style-name="P7">požiadavku môže zadať len prihlásený užívateľ na zariadení, alebo zariadenie, ktoré má právo pridávať do všetkých kanálov</text:p>
                        </text:list-item>
                      </text:list>
                    </text:list-item>
                    <text:list-item>
                      <text:p text:style-name="P10">povinné parametre</text:p>
                      <text:list>
                        <text:list-item>
                          <text:p text:style-name="P10">ID zariadenia</text:p>
                        </text:list-item>
                        <text:list-item>
                          <text:p text:style-name="P10">pole kanálov</text:p>
                        </text:list-item>
                        <text:list-item>
                          <text:p text:style-name="P10">pole záznamov</text:p>
                        </text:list-item>
                      </text:list>
                    </text:list-item>
                    <text:list-item>
                      <text:p text:style-name="P10">požiadavka neobsahuje nepovinné parametre</text:p>
                    </text:list-item>
                    <text:list-item>
                      <text:p text:style-name="P10">odpovede</text:p>
                      <text:list>
                        <text:list-item>
                          <text:p text:style-name="P10">OK</text:p>
                        </text:list-item>
                        <text:list-item>
                          <text:p text:style-name="P10">Denied – ak v aspoň jednom kanáli užívateľ nemá právo písať, do tých, kde právo má, sa dáta uložia</text:p>
                        </text:list-item>
                        <text:list-item>
                          <text:p text:style-name="P10">Parameter error – ak sa zariadenie s daným ID nenachádza v databáze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4" text:outline-level="3">Vyžiadanie dát z kanálu</text:h>
                  <text:list>
                    <text:list-item>
                      <text:p text:style-name="P10">link …/feeds/:id/request/ respektíve …/feeds/:id/request/:read_key</text:p>
                    </text:list-item>
                    <text:list-item>
                      <text:p text:style-name="P10">GET</text:p>
                    </text:list-item>
                    <text:list-item>
                      <text:p text:style-name="P7">podmienky vykonania akcie</text:p>
                      <text:list>
                        <text:list-item>
                          <text:p text:style-name="P7">požiadavku môže zadať len prihlásený užívateľ na zariadení, alebo zariadenie, ktoré má právo čítať kanál</text:p>
                        </text:list-item>
                      </text:list>
                    </text:list-item>
                    <text:list-item>
                      <text:p text:style-name="P10"><text:soft-page-break/>požiadavka neobsahuje povinné parametre</text:p>
                    </text:list-item>
                    <text:list-item>
                      <text:p text:style-name="P10">nepovinné parametre</text:p>
                      <text:list>
                        <text:list-item>
                          <text:p text:style-name="P10">ID od ktorého užívateľ požaduje záznamy – ak nie je uvedené inak, vyberajú sa záznamy od najstrašieho</text:p>
                        </text:list-item>
                        <text:list-item>
                          <text:p text:style-name="P10">ID do ktorého užívateľ požaduje záznamy – ak nie je uvedené inak, vyberajú sa záznamy po najnovší</text:p>
                        </text:list-item>
                        <text:list-item>
                          <text:p text:style-name="P10">čas od ktorého užívateľ požaduje záznamy – ak nie je uvedené inak, vyberajú sa záznamy od najstrašieho</text:p>
                        </text:list-item>
                        <text:list-item>
                          <text:p text:style-name="P10">čas do ktorého užívateľ požaduje záznamy – ak nie je uvedené inak, vyberajú sa záznamy po najnovší</text:p>
                        </text:list-item>
                      </text:list>
                    </text:list-item>
                    <text:list-item>
                      <text:p text:style-name="P10">odpovede</text:p>
                      <text:list>
                        <text:list-item>
                          <text:p text:style-name="P10">pole záznamov</text:p>
                        </text:list-item>
                        <text:list-item>
                          <text:p text:style-name="P10">Missing entry</text:p>
                        </text:list-item>
                        <text:list-item>
                          <text:p text:style-name="P10">Denie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4" text:outline-level="3">Vyžiadanie zoznamu stôp</text:h>
                  <text:list>
                    <text:list-item>
                      <text:p text:style-name="P10">link …/feeds/:id/tracks/</text:p>
                    </text:list-item>
                    <text:list-item>
                      <text:p text:style-name="P10">GET</text:p>
                    </text:list-item>
                    <text:list-item>
                      <text:p text:style-name="P7">podmienky vykonania akcie</text:p>
                      <text:list>
                        <text:list-item>
                          <text:p text:style-name="P7">požiadavku môže zadať len prihlásený užívateľ</text:p>
                        </text:list-item>
                      </text:list>
                    </text:list-item>
                    <text:list-item>
                      <text:p text:style-name="P10">požiadavka neobsahuje nepovinné ani nepovinné parametre</text:p>
                    </text:list-item>
                    <text:list-item>
                      <text:p text:style-name="P10">odpovede</text:p>
                      <text:list>
                        <text:list-item>
                          <text:p text:style-name="P10">pole stôp</text:p>
                        </text:list-item>
                        <text:list-item>
                          <text:p text:style-name="P10">Denied – ak užívateľ nemá právo čítať kanál</text:p>
                        </text:list-item>
                        <text:list-item>
                          <text:p text:style-name="P10">Missing entry – ak neexistuje kanál s daným I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4" text:outline-level="3">Vyžiadanie celej stopy</text:h>
                  <text:list>
                    <text:list-item>
                      <text:p text:style-name="P10">link …/feeds/:id/tracks/:id</text:p>
                    </text:list-item>
                    <text:list-item>
                      <text:p text:style-name="P10">GET</text:p>
                    </text:list-item>
                    <text:list-item>
                      <text:p text:style-name="P7">podmienky vykonania akcie</text:p>
                      <text:list>
                        <text:list-item>
                          <text:p text:style-name="P7">požiadavku môže zadať len prihlásený užívateľ</text:p>
                        </text:list-item>
                      </text:list>
                    </text:list-item>
                    <text:list-item>
                      <text:p text:style-name="P10">požiadavka neobsahuje nepovinné ani nepovinné parametre</text:p>
                    </text:list-item>
                    <text:list-item>
                      <text:p text:style-name="P10">odpovede</text:p>
                      <text:list>
                        <text:list-item>
                          <text:p text:style-name="P10">pole záznamov</text:p>
                        </text:list-item>
                        <text:list-item>
                          <text:p text:style-name="P10">Denied – ak užívateľ nemá právo čítať kanál</text:p>
                        </text:list-item>
                        <text:list-item>
                          <text:p text:style-name="P10"><text:soft-page-break/>Missing entry – ak neexistuje kanál, alebo stopa s daným I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Manažment správ</text:h>
      <text:list xml:id="list462661156439029067" text:style-name="L7">
        <text:list-item>
          <text:list>
            <text:list-item>
              <text:list>
                <text:list-item>
                  <text:h text:style-name="P26" text:outline-level="3">Vytvorenie správy</text:h>
                  <text:list>
                    <text:list-item>
                      <text:p text:style-name="P12">link …/messages/new</text:p>
                    </text:list-item>
                    <text:list-item>
                      <text:p text:style-name="P12">POST</text:p>
                    </text:list-item>
                    <text:list-item>
                      <text:p text:style-name="P8">podmienky vykonania akcie</text:p>
                      <text:list>
                        <text:list-item>
                          <text:p text:style-name="P8">požiadavku môže zadať len prihlásený užívateľ, ktorý posiela správu zariadeniu ktorého je vlastníkom</text:p>
                        </text:list-item>
                      </text:list>
                    </text:list-item>
                    <text:list-item>
                      <text:p text:style-name="P12">povinné parametre</text:p>
                      <text:list>
                        <text:list-item>
                          <text:p text:style-name="P12">ak je správa posielaná zariadeniu, požiadavka musí obsahovať ID cieľového zariadenia a nesiem obsahovať ID odosielateľa</text:p>
                        </text:list-item>
                        <text:list-item>
                          <text:p text:style-name="P12">ak je správa posielaná zo zariadenia užívateľovi, teda jedná sa o odpoveď, musí obsahovať ID adresáta a ID zariadenia</text:p>
                        </text:list-item>
                      </text:list>
                    </text:list-item>
                    <text:list-item>
                      <text:p text:style-name="P12">požiadavka nemá nepovinné parametre</text:p>
                    </text:list-item>
                    <text:list-item>
                      <text:p text:style-name="P12">odpovede</text:p>
                      <text:list>
                        <text:list-item>
                          <text:p text:style-name="P12">OK</text:p>
                        </text:list-item>
                        <text:list-item>
                          <text:p text:style-name="P12">Denied – ak sa užívateľ snaží odoslať správu zariadeniu, ktorého nie je vlastníkom</text:p>
                        </text:list-item>
                        <text:list-item>
                          <text:p text:style-name="P12">Parameter error – ak neexistuje zariadenie alebo užívateľ s daným I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6" text:outline-level="3">Kontrola správ</text:h>
                  <text:list>
                    <text:list-item>
                      <text:p text:style-name="P12">link …/messages/request</text:p>
                    </text:list-item>
                    <text:list-item>
                      <text:p text:style-name="P12">GET</text:p>
                    </text:list-item>
                    <text:list-item>
                      <text:p text:style-name="P8">podmienky vykonania akcie</text:p>
                      <text:list>
                        <text:list-item>
                          <text:p text:style-name="P8">požiadavku môže zadať len prihlásený užívateľ, alebo prihlásené zariadenie</text:p>
                        </text:list-item>
                      </text:list>
                    </text:list-item>
                    <text:list-item>
                      <text:p text:style-name="P12">povinné parametre</text:p>
                      <text:list>
                        <text:list-item>
                          <text:p text:style-name="P12">ID zariadenia, ktoré správy požaduje, ak je žiadateľom zariadenie</text:p>
                        </text:list-item>
                        <text:list-item>
                          <text:p text:style-name="P12">ID užívateľa, ktorý správy požaduje, ak je žiadateľom užívateľ (kontroluje odpovede)</text:p>
                        </text:list-item>
                        <text:list-item>
                          <text:p text:style-name="P12">poznámka – správy sa po odoslaní do zariadenia vymazú zo serveru</text:p>
                        </text:list-item>
                      </text:list>
                    </text:list-item>
                    <text:list-item>
                      <text:p text:style-name="P12">požiadavka nemá nepovinné parametre</text:p>
                    </text:list-item>
                    <text:list-item>
                      <text:p text:style-name="P12">odpovede</text:p>
                      <text:list>
                        <text:list-item>
                          <text:p text:style-name="P12">pole správ</text:p>
                        </text:list-item>
                        <text:list-item>
                          <text:p text:style-name="P12">Denied – ak sa žiadajú cudzie správy</text:p>
                        </text:list-item>
                        <text:list-item>
                          <text:p text:style-name="P12"><text:soft-page-break/>Parameter error – ak neexistuje používateľ alebo zariadenie s daným I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l Raška</meta:initial-creator>
    <meta:creation-date>2013-11-27T15:15:35.32</meta:creation-date>
    <dc:date>2014-02-16T18:57:12.720618396</dc:date>
    <dc:creator>Michal Raška</dc:creator>
    <meta:editing-duration>PT9H38M28S</meta:editing-duration>
    <meta:editing-cycles>68</meta:editing-cycles>
    <meta:generator>LibreOffice/4.1.3.2$Linux_X86_64 LibreOffice_project/410m0$Build-2</meta:generator>
    <meta:document-statistic meta:table-count="0" meta:image-count="0" meta:object-count="0" meta:page-count="20" meta:paragraph-count="555" meta:word-count="3208" meta:character-count="19795" meta:non-whitespace-character-count="17571"/>
  </office:meta>
</office:document-meta>
</file>